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45000000718DA0587DC6916BE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5ccc5" officeooo:paragraph-rsid="0005ccc5"/>
    </style:style>
    <style:style style:name="P2" style:family="paragraph" style:parent-style-name="Standard">
      <style:paragraph-properties fo:break-before="page"/>
      <style:text-properties officeooo:rsid="0005ccc5" officeooo:paragraph-rsid="0005ccc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ne of the bigger complications that I found was testing with the Rand.nextInt(). When I created a mock of the Random object, I attempted to create a stub of the Rand.nextInt() method. However, when I called nextInt() within the method I was testing, I was passing the parameter of 2 into nextInt() in order to receive a random integer in the range of [0,2). After a while of being confused and not being able to figure out why my test was failing, I found out that I had to stub Rand.nextInt(2). I didn’t realize I had to include the parameter within my stub.</text:p>
      <text:p text:style-name="P1"/>
      <text:p text:style-name="P1">That test should pass now though.</text:p>
      <text:p text:style-name="P1"/>
      <text:p text:style-name="P1">Another complication was trying to make my program as object-oriented as possible. What ended up happening was my folder became crowded with tons of java files for tests and the classes themselves so I apologize for the confusing mess that I made. </text:p>
      <text:p text:style-name="P1"/>
      <text:p text:style-name="P1">I also created a cityMatrix to store the different Locations in. I constructed this matrix in one giant constructor method and probably could’ve broken it up into multiple smaller methods that would’ve looks easier on the eye.</text:p>
      <text:p text:style-name="P1"/>
      <text:p text:style-name="P1">All my test passed and I ran the simulation a couple times to verify that it met all the requirements.</text:p>
      <text:p text:style-name="P2"><draw:frame draw:style-name="fr1" draw:name="Image1" text:anchor-type="paragraph" svg:width="8.5in" svg:height="0.7118in" draw:z-index="0"><draw:image xlink:href="Pictures/1000000000000545000000718DA0587DC6916BE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6T13:44:06.296476658</meta:creation-date>
    <dc:date>2017-10-06T13:51:48.505103757</dc:date>
    <meta:editing-duration>PT7M43S</meta:editing-duration>
    <meta:editing-cycles>1</meta:editing-cycles>
    <meta:document-statistic meta:table-count="0" meta:image-count="1" meta:object-count="0" meta:page-count="2" meta:paragraph-count="5" meta:word-count="208" meta:character-count="1169" meta:non-whitespace-character-count="965"/>
    <meta:generator>LibreOffice/5.1.6.2$Linux_X86_64 LibreOffice_project/10m0$Build-2</meta:generator>
  </office:meta>
</office:document-meta>
</file>